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officeooo:rsid="00096daf"/>
    </style:style>
    <text:list-style style:name="L1">
      <text:list-level-style-number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70949282" text:style-name="L1">
        <text:list-item>
          <text:p text:style-name="P1"><text:span text:style-name="T1">test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6T13:07:05.103000000</meta:creation-date>
    <dc:date>2021-08-06T13:07:56.365000000</dc:date>
    <meta:editing-duration>PT5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7.3.0.0.alpha0$Windows_X86_64 LibreOffice_project/b1eb8d6b0beda9d77219ac1415a660bd4397fc46</meta:generator>
  </office:meta>
</office:document-meta>
</file>